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</style:style>
    <style:style style:name="T1" style:family="text">
      <style:text-properties fo:color="#ffffff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8cm" svg:height="2.6cm" svg:x="1.7cm" svg:y="1.7cm">
          <text:p text:style-name="P1"><text:span text:style-name="T1">Noth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4.8cm" svg:height="2.6cm" svg:x="13.3cm" svg:y="5.4cm">
          <text:p text:style-name="P1"><text:span text:style-name="T1">Gr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4.8cm" svg:height="2.6cm" svg:x="1.4cm" svg:y="10.3cm">
          <text:p text:style-name="P1"><text:span text:style-name="T1">X Ax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4.8cm" svg:height="2.6cm" svg:x="3.1cm" svg:y="20cm">
          <text:p text:style-name="P1"><text:span text:style-name="T1">Series’s option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4.8cm" svg:height="2.6cm" svg:x="5.3cm" svg:y="15.4cm">
          <text:p text:style-name="P1"><text:span text:style-name="T1">Y Axis val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4.8cm" svg:height="2.6cm" svg:x="2.2cm" svg:y="24.9cm">
          <text:p text:style-name="P1"><text:span text:style-name="T1">X Axis val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4.8cm" svg:height="2.6cm" svg:x="8.6cm" svg:y="10.7cm">
          <text:p text:style-name="P1"><text:span text:style-name="T1">Y Axi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4.8cm" svg:height="2.6cm" svg:x="12.8cm" svg:y="24.8cm">
          <text:p text:style-name="P1"><text:span text:style-name="T1">Series’s valu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6.5cm" svg:y1="3cm" svg:x2="8.5cm" svg:y2="5.3cm" draw:start-shape="id1" draw:start-glue-point="1" draw:end-shape="id2" draw:end-glue-point="0" svg:d="m6500 3000c1334 0 2000 766 2000 2300" svg:viewBox="0 0 2001 2301">
          <text:p/>
        </draw:connector>
        <draw:connector draw:style-name="gr3" draw:text-style-name="P2" draw:layer="layout" draw:type="curve" svg:x1="10.9cm" svg:y1="6.6cm" svg:x2="13.3cm" svg:y2="6.7cm" draw:start-shape="id2" draw:start-glue-point="1" draw:end-shape="id3" draw:end-glue-point="3" svg:d="m10900 6600c1801 0 602 100 2400 100" svg:viewBox="0 0 2401 101">
          <text:p/>
        </draw:connector>
        <draw:connector draw:style-name="gr4" draw:text-style-name="P2" draw:layer="layout" draw:type="curve" svg:x1="15.7cm" svg:y1="8cm" svg:x2="3.8cm" svg:y2="10.3cm" draw:start-shape="id3" draw:start-glue-point="2" draw:end-shape="id4" draw:end-glue-point="0" svg:d="m15700 8000c0 1726-11900 577-11900 2300" svg:viewBox="0 0 11901 2301">
          <text:p/>
        </draw:connector>
        <draw:connector draw:style-name="gr4" draw:text-style-name="P2" draw:layer="layout" draw:type="curve" svg:x1="6.2cm" svg:y1="11.6cm" svg:x2="8.6cm" svg:y2="12cm" draw:start-shape="id4" draw:start-glue-point="1" draw:end-shape="id5" draw:end-glue-point="3" svg:d="m6200 11600c1801 0 602 400 2400 400" svg:viewBox="0 0 2401 401">
          <text:p/>
        </draw:connector>
        <draw:custom-shape draw:style-name="gr1" draw:text-style-name="P1" xml:id="id2" draw:id="id2" draw:layer="layout" svg:width="4.8cm" svg:height="2.6cm" svg:x="6.1cm" svg:y="5.3cm">
          <text:p text:style-name="P1"><text:span text:style-name="T1">Fram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7.7cm" svg:y1="18cm" svg:x2="5.5cm" svg:y2="20cm" draw:start-shape="id6" draw:start-glue-point="2" draw:end-shape="id7" draw:end-glue-point="0" svg:d="m7700 18000c0 1501-2200 502-2200 2000" svg:viewBox="0 0 2201 2001">
          <text:p/>
        </draw:connector>
        <draw:custom-shape draw:style-name="gr2" draw:text-style-name="P1" xml:id="id8" draw:id="id8" draw:layer="layout" svg:width="4.8cm" svg:height="2.6cm" svg:x="12.4cm" svg:y="20cm">
          <text:p text:style-name="P1"><text:span text:style-name="T1">X Axis option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7.9cm" svg:y1="21.3cm" svg:x2="12.4cm" svg:y2="21.3cm" draw:start-shape="id7" draw:start-glue-point="1" draw:end-shape="id8" svg:d="m7900 21300h4500" svg:viewBox="0 0 4501 1">
          <text:p/>
        </draw:connector>
        <draw:connector draw:style-name="gr4" draw:text-style-name="P2" draw:layer="layout" draw:type="curve" svg:x1="14.8cm" svg:y1="22.6cm" svg:x2="4.6cm" svg:y2="24.9cm" draw:start-shape="id8" draw:start-glue-point="2" draw:end-shape="id9" svg:d="m14800 22600c0 1726-10200 577-10200 2300" svg:viewBox="0 0 10201 2301">
          <text:p/>
        </draw:connector>
        <draw:connector draw:style-name="gr4" draw:text-style-name="P2" draw:layer="layout" draw:type="curve" svg:x1="7cm" svg:y1="26.2cm" svg:x2="12.8cm" svg:y2="26.1cm" draw:start-shape="id9" draw:start-glue-point="1" draw:end-shape="id10" draw:end-glue-point="3" svg:d="m7000 26200c4351 0 1452-100 5800-100" svg:viewBox="0 0 5801 101">
          <text:p/>
        </draw:connector>
        <draw:custom-shape draw:style-name="gr5" draw:text-style-name="P1" xml:id="id11" draw:id="id11" draw:layer="layout" svg:width="4.8cm" svg:height="2.6cm" svg:x="13.4cm" svg:y="10.7cm">
          <text:p text:style-name="P1"><text:span text:style-name="T1">Legen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15.8cm" svg:y1="13.3cm" svg:x2="10.1cm" svg:y2="16.7cm" draw:start-shape="id11" draw:start-glue-point="2" draw:end-shape="id6" draw:end-glue-point="1" svg:d="m15800 13300c0 2267-1900 3400-5700 3400" svg:viewBox="0 0 5701 3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31T12:57:50.888000000</meta:creation-date>
    <dc:date>2016-01-02T11:23:56.256000000</dc:date>
    <meta:editing-duration>P1DT21H40M22S</meta:editing-duration>
    <meta:editing-cycles>6</meta:editing-cycles>
    <meta:generator>LibreOffice/4.1.4.2$Windows_x86 LibreOffice_project/0a0440ccc0227ad9829de5f46be37cfb6edcf72</meta:generator>
    <meta:document-statistic meta:object-count="20"/>
  </office:meta>
</office:document-meta>
</file>